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C0000009905CC4AF75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7.999cm" svg:height="20.999cm" svg:x="0.057cm" svg:y="0.03cm">
          <draw:image xlink:href="Pictures/1000000000000CC0000009905CC4AF75.jpg" xlink:type="simple" xlink:show="embed" xlink:actuate="onLoad">
            <text:p/>
          </draw:image>
        </draw:frame>
        <draw:custom-shape draw:style-name="gr2" draw:text-style-name="P1" draw:layer="layout" svg:width="26.8cm" svg:height="19.8cm" svg:x="0.6cm" svg:y="0.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Linceduino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yuda electrónica para el LINCE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ontext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70%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opacity="65%" draw:textarea-horizontal-align="justify" draw:shadow="hidden" draw:shadow-offset-x="0.2cm" draw:shadow-offset-y="0.2cm" draw:shadow-color="#808080" draw:shadow-opacity="65%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svg:stroke-color="#ffffff" draw:fill="solid" draw:fill-color="#cccccc" draw:textarea-vertical-align="middle" draw:auto-grow-height="false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draw:style-name="Mgr3" draw:text-style-name="MP3" draw:layer="backgroundobjects" svg:width="27.999cm" svg:height="20.999cm" svg:x="0.057cm" svg:y="0.03cm">
        <draw:image xlink:href="Pictures/1000000000000CC0000009905CC4AF75.jpg" xlink:type="simple" xlink:show="embed" xlink:actuate="onLoad">
          <text:p/>
        </draw:image>
      </draw:frame>
      <draw:custom-shape presentation:style-name="Mpr1" draw:text-style-name="MP3" draw:layer="backgroundobjects" svg:width="26.4cm" svg:height="20cm" svg:x="0.8cm" svg:y="0.6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dro </meta:initial-creator>
    <meta:creation-date>2014-04-17T05:35:34.781300141</meta:creation-date>
    <dc:date>2014-04-17T05:47:59.992174622</dc:date>
    <dc:creator>pedro </dc:creator>
    <meta:editing-duration>PT5M42S</meta:editing-duration>
    <meta:editing-cycles>3</meta:editing-cycles>
    <meta:generator>LibreOffice/4.1.3.2$Linux_X86_64 LibreOffice_project/410m0$Build-2</meta:generator>
    <meta:document-statistic meta:object-count="33"/>
  </office:meta>
</office:document-meta>
</file>